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6889in" fo:margin-left="0in" fo:margin-top="0in" fo:margin-bottom="0in" table:align="left"/>
    </style:style>
    <style:style style:name="Table1.A" style:family="table-column">
      <style:table-column-properties style:column-width="1.6688in"/>
    </style:style>
    <style:style style:name="Table1.B" style:family="table-column">
      <style:table-column-properties style:column-width="5.0194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fo:background-color="#dcdedd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1.B1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1.6" style:family="table-row">
      <style:table-row-properties style:min-row-height="0.3333in" fo:keep-together="auto"/>
    </style:style>
    <style:style style:name="Table2" style:family="table">
      <style:table-properties style:width="6.6889in" fo:margin-left="0in" fo:margin-top="0in" fo:margin-bottom="0in" table:align="left"/>
    </style:style>
    <style:style style:name="Table2.A" style:family="table-column">
      <style:table-column-properties style:column-width="2.2236in"/>
    </style:style>
    <style:style style:name="Table2.B" style:family="table-column">
      <style:table-column-properties style:column-width="2.225in"/>
    </style:style>
    <style:style style:name="Table2.C" style:family="table-column">
      <style:table-column-properties style:column-width="2.2403in"/>
    </style:style>
    <style:style style:name="Table2.1" style:family="table-row">
      <style:table-row-properties style:min-row-height="0.1667in" fo:keep-together="auto"/>
    </style:style>
    <style:style style:name="Table2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2.C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2.2" style:family="table-row">
      <style:table-row-properties style:min-row-height="0.6667in" fo:keep-together="auto"/>
    </style:style>
    <style:style style:name="Table2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2.C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3" style:family="table">
      <style:table-properties style:width="6.6889in" fo:margin-left="0in" fo:margin-top="0in" fo:margin-bottom="0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5.7431in"/>
    </style:style>
    <style:style style:name="Table3.1" style:family="table-row">
      <style:table-row-properties style:min-row-height="0.1667in" fo:keep-together="auto"/>
    </style:style>
    <style:style style:name="Table3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3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3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3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4" style:family="table">
      <style:table-properties style:width="6.6889in" fo:margin-left="0in" fo:margin-top="0in" fo:margin-bottom="0in" table:align="left"/>
    </style:style>
    <style:style style:name="Table4.A" style:family="table-column">
      <style:table-column-properties style:column-width="5.7667in"/>
    </style:style>
    <style:style style:name="Table4.B" style:family="table-column">
      <style:table-column-properties style:column-width="0.9215in"/>
    </style:style>
    <style:style style:name="Table4.1" style:family="table-row">
      <style:table-row-properties style:min-row-height="0.1667in" fo:keep-together="auto"/>
    </style:style>
    <style:style style:name="Table4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4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4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4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4.3" style:family="table-row">
      <style:table-row-properties style:min-row-height="0.3333in" fo:keep-together="auto"/>
    </style:style>
    <style:style style:name="Table4.A10" style:family="table-cell">
      <style:table-cell-properties fo:background-color="#d9eaca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4.B10" style:family="table-cell">
      <style:table-cell-properties fo:background-color="#d9eaca" fo:padding-left="0.0813in" fo:padding-right="0.075in" fo:padding-top="0in" fo:padding-bottom="0in" fo:border="1pt solid #000000">
        <style:background-image/>
      </style:table-cell-properties>
    </style:style>
    <style:style style:name="Table5" style:family="table">
      <style:table-properties style:width="6.6854in" fo:margin-left="0in" fo:margin-top="0in" fo:margin-bottom="0in" table:align="left"/>
    </style:style>
    <style:style style:name="Table5.A" style:family="table-column">
      <style:table-column-properties style:column-width="1.7778in"/>
    </style:style>
    <style:style style:name="Table5.B" style:family="table-column">
      <style:table-column-properties style:column-width="0.875in"/>
    </style:style>
    <style:style style:name="Table5.C" style:family="table-column">
      <style:table-column-properties style:column-width="4.0326in"/>
    </style:style>
    <style:style style:name="Table5.1" style:family="table-row">
      <style:table-row-properties style:min-row-height="0.1667in" fo:keep-together="auto"/>
    </style:style>
    <style:style style:name="Table5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5.C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5.2" style:family="table-row">
      <style:table-row-properties style:min-row-height="0.3333in" fo:keep-together="auto"/>
    </style:style>
    <style:style style:name="Table5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5.C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6" style:family="table">
      <style:table-properties style:width="6.6889in" fo:margin-left="0in" fo:margin-top="0in" fo:margin-bottom="0in" table:align="left"/>
    </style:style>
    <style:style style:name="Table6.A" style:family="table-column">
      <style:table-column-properties style:column-width="0.5111in"/>
    </style:style>
    <style:style style:name="Table6.B" style:family="table-column">
      <style:table-column-properties style:column-width="6.1771in"/>
    </style:style>
    <style:style style:name="Table6.1" style:family="table-row">
      <style:table-row-properties style:min-row-height="0.1667in" fo:keep-together="auto"/>
    </style:style>
    <style:style style:name="Table6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6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6.4" style:family="table-row">
      <style:table-row-properties style:min-row-height="0.3333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Helvetica Neue" fo:font-size="10pt" fo:font-style="italic" style:text-underline-style="none" fo:font-weight="normal" style:font-name-asian="Helvetica Neue1" style:font-size-asian="10pt" style:font-style-asian="italic" style:font-weight-asian="normal" style:font-name-complex="Helvetica Neue1" style:font-size-complex="10pt"/>
    </style:style>
    <style:style style:name="P3" style:family="paragraph" style:parent-style-name="Standard">
      <style:paragraph-properties fo:margin-left="0in" fo:margin-right="0in" fo:margin-top="0.139in" fo:margin-bottom="0.0693in" loext:contextual-spacing="false" fo:line-height="100%" fo:text-align="start" style:justify-single-word="false" fo:keep-together="auto" fo:orphans="2" fo:widows="2" fo:text-indent="0in" style:auto-text-indent="false" fo:keep-with-next="auto"/>
    </style:style>
    <style:style style:name="P4" style:family="paragraph" style:parent-style-name="Standard">
      <style:paragraph-properties fo:margin-left="0in" fo:margin-right="0in" fo:margin-top="0.139in" fo:margin-bottom="0.0693in" loext:contextual-spacing="false" fo:line-height="100%" fo:text-align="start" style:justify-single-word="false" fo:keep-together="auto" fo:orphans="2" fo:widows="2" fo:text-indent="0in" style:auto-text-indent="false" fo:keep-with-next="auto"/>
      <style:text-properties style:font-name="Helvetica Neue" style:font-name-asian="Helvetica Neue1" style:font-name-complex="Helvetica Neue1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Helvetica Neue" fo:font-size="12pt" fo:font-style="italic" style:text-underline-style="none" fo:font-weight="normal" style:font-name-asian="Helvetica Neue1" style:font-size-asian="12pt" style:font-style-asian="italic" style:font-weight-asian="normal" style:font-name-complex="Helvetica Neue1" style:font-size-complex="12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Helvetica Neue" fo:font-size="10pt" fo:font-style="italic" style:text-underline-style="none" fo:font-weight="normal" style:font-name-asian="Helvetica Neue1" style:font-size-asian="10pt" style:font-style-asian="italic" style:font-weight-asian="normal" style:font-name-complex="Helvetica Neue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80808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13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keep-with-next="auto"/>
    </style:style>
    <style:style style:name="P14" style:family="paragraph" style:parent-style-name="Standard" style:master-page-name="Converted2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keep-with-next="auto"/>
    </style:style>
    <style:style style:name="P1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1" style:family="paragraph" style:parent-style-name="Heading_20_1" style:master-page-name="Standard">
      <style:paragraph-properties fo:margin-top="0.3335in" fo:margin-bottom="0.0835in" loext:contextual-spacing="false" fo:line-height="100%" style:page-number="1"/>
    </style:style>
    <style:style style:name="P22" style:family="paragraph" style:parent-style-name="Heading_20_2">
      <style:paragraph-properties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super 58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5" style:family="text">
      <style:text-properties fo:font-variant="normal" fo:text-transform="none" fo:color="#000099" style:text-line-through-style="none" style:text-line-through-type="none" style:text-position="0% 100%" style:font-name="Helvetica Neue" fo:font-size="10pt" fo:font-style="normal" style:text-underline-style="solid" style:text-underline-width="auto" style:text-underline-color="font-color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6" style:family="text">
      <style:text-properties style:font-name="Helvetica Neue" style:font-name-asian="Helvetica Neue1" style:font-name-complex="Helvetica Neue1"/>
    </style:style>
    <style:style style:name="T7" style:family="text"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T8" style:family="text">
      <style:text-properties style:font-name="Helvetica Neue" fo:font-size="10pt" style:font-name-asian="Helvetica Neue1" style:font-size-asian="10pt" style:font-name-complex="Helvetica Neue1" style:font-size-complex="10pt"/>
    </style:style>
    <style:style style:name="T9" style:family="text">
      <style:text-properties style:text-position="0% 100%" fo:font-size="12pt" style:font-size-asian="12pt" style:font-size-complex="12pt"/>
    </style:style>
    <style:style style:name="T10" style:family="text">
      <style:text-properties style:text-position="0% 100%" fo:font-size="18pt" style:font-size-asian="18pt" style:font-size-complex="18pt"/>
    </style:style>
    <style:style style:name="T11" style:family="text">
      <style:text-properties fo:font-style="italic" style:font-style-asian="italic"/>
    </style:style>
    <style:style style:name="T1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gjdgxs"/>Análisis heurístico</text:p>
      <text:p text:style-name="P3"><text:span text:style-name="T1">A continuación se presenta el informe del análisis heurístico realizado sobre el sitio </text:span><text:span text:style-name="T6">SANA </text:span><text:span text:style-name="T1">con fecha </text:span><text:span text:style-name="T6">11</text:span><text:span text:style-name="T1">/</text:span><text:span text:style-name="T6">06</text:span><text:span text:style-name="T1">/</text:span><text:span text:style-name="T6">2021</text:span></text:p>
      <text:p text:style-name="P22"><text:bookmark text:name="_30j0zll"/><text:span text:style-name="T9">Datos del análisi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Fecha</text:p>
          </table:table-cell>
          <table:table-cell table:style-name="Table1.B1" office:value-type="string">
            <text:p text:style-name="P5"><text:span text:style-name="T6">11/06/2021</text:span></text:p>
          </table:table-cell>
        </table:table-row>
        <table:table-row table:style-name="Table1.1">
          <table:table-cell table:style-name="Table1.A1" office:value-type="string">
            <text:p text:style-name="Standard">Tipo de conexión</text:p>
          </table:table-cell>
          <table:table-cell table:style-name="Table1.B1" office:value-type="string">
            <text:p text:style-name="Standard"><text:span text:style-name="T6">Fibra (600 Mbps)</text:span></text:p>
          </table:table-cell>
        </table:table-row>
        <table:table-row table:style-name="Table1.1">
          <table:table-cell table:style-name="Table1.A1" office:value-type="string">
            <text:p text:style-name="Standard">Plataforma</text:p>
          </table:table-cell>
          <table:table-cell table:style-name="Table1.B1" office:value-type="string">
            <text:p text:style-name="Standard"><text:span text:style-name="T6">Linux (Ubuntu 20.04)</text:span></text:p>
          </table:table-cell>
        </table:table-row>
        <table:table-row table:style-name="Table1.1">
          <table:table-cell table:style-name="Table1.A1" office:value-type="string">
            <text:p text:style-name="Standard">Agente de usuario</text:p>
          </table:table-cell>
          <table:table-cell table:style-name="Table1.B1" office:value-type="string">
            <text:p text:style-name="Standard"><text:span text:style-name="T6">Navegador de escritorio (Chrome 91.0)</text:span></text:p>
          </table:table-cell>
        </table:table-row>
        <table:table-row table:style-name="Table1.1">
          <table:table-cell table:style-name="Table1.A1" office:value-type="string">
            <text:p text:style-name="Standard">Tareas</text:p>
          </table:table-cell>
          <table:table-cell table:style-name="Table1.B1" office:value-type="string">
            <text:list xml:id="list2258080082" text:style-name="WWNum6">
              <text:list-item>
                <text:p text:style-name="P15"><text:span text:style-name="T7">Registrarse.</text:span></text:p>
              </text:list-item>
              <text:list-item>
                <text:p text:style-name="P15"><text:span text:style-name="T7">Iniciar sesión.</text:span></text:p>
              </text:list-item>
              <text:list-item>
                <text:p text:style-name="P15"><text:span text:style-name="T7">Cerrar sesión.</text:span></text:p>
              </text:list-item>
              <text:list-item>
                <text:p text:style-name="P15"><text:span text:style-name="T7">Realizar una reserva.</text:span></text:p>
              </text:list-item>
              <text:list-item>
                <text:p text:style-name="P15"><text:span text:style-name="T7">Crear un servicio.</text:span>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Standard">Pantallas</text:p>
          </table:table-cell>
          <table:table-cell table:style-name="Table1.B1" office:value-type="string">
            <text:list xml:id="list907343491" text:style-name="WWNum1">
              <text:list-item>
                <text:p text:style-name="P16"><text:span text:style-name="T7">Inicio.</text:span></text:p>
              </text:list-item>
              <text:list-item>
                <text:p text:style-name="P16"><text:span text:style-name="T7">Registrarse.</text:span></text:p>
              </text:list-item>
              <text:list-item>
                <text:p text:style-name="P16"><text:span text:style-name="T7">Inicio de sesión.</text:span></text:p>
              </text:list-item>
              <text:list-item>
                <text:p text:style-name="P16"><text:span text:style-name="T7">Listado de municipios.</text:span></text:p>
              </text:list-item>
              <text:list-item>
                <text:p text:style-name="P16"><text:span text:style-name="T7">Listado de áreas.</text:span></text:p>
              </text:list-item>
              <text:list-item>
                <text:p text:style-name="P16"><text:span text:style-name="T7">Listado servicios.</text:span></text:p>
              </text:list-item>
              <text:list-item>
                <text:p text:style-name="P16"><text:span text:style-name="T7">Listado de reservas.</text:span></text:p>
              </text:list-item>
              <text:list-item>
                <text:p text:style-name="P16"><text:span text:style-name="T7">Crear reserva.</text:span></text:p>
              </text:list-item>
              <text:list-item>
                <text:p text:style-name="P16"><text:span text:style-name="T7">Crear servicio.</text:span></text:p>
              </text:list-item>
              <text:list-item>
                <text:p text:style-name="P16"><text:span text:style-name="T7">Confirmación.</text:span></text:p>
              </text:list-item>
            </text:list>
          </table:table-cell>
        </table:table-row>
      </table:table>
      <text:p text:style-name="P22"><text:bookmark text:name="_1fob9te"/><text:span text:style-name="T9">Objetivo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Objetivo</text:p>
          </table:table-cell>
          <table:table-cell table:style-name="Table2.A1" office:value-type="string">
            <text:p text:style-name="Standard">Tarea</text:p>
          </table:table-cell>
          <table:table-cell table:style-name="Table2.C1" office:value-type="string">
            <text:p text:style-name="Standard">Pantalla</text:p>
          </table:table-cell>
        </table:table-row>
        <table:table-row table:style-name="Table2.2">
          <table:table-cell table:style-name="Table2.A2" office:value-type="string">
            <text:p text:style-name="Standard"><text:span text:style-name="T7">Crear una reserva.</text:span></text:p>
          </table:table-cell>
          <table:table-cell table:style-name="Table2.A2" office:value-type="string">
            <text:list xml:id="list3117426506" text:style-name="WWNum5">
              <text:list-item>
                <text:p text:style-name="P17"><text:span text:style-name="T7">Registrarse.</text:span></text:p>
              </text:list-item>
              <text:list-item>
                <text:p text:style-name="P17"><text:span text:style-name="T7">Buscar el área.</text:span></text:p>
              </text:list-item>
              <text:list-item>
                <text:p text:style-name="P17"><text:span text:style-name="T7">Buscar el horario.</text:span></text:p>
              </text:list-item>
              <text:list-item>
                <text:p text:style-name="P17"><text:span text:style-name="T7">Crear una reserva.</text:span></text:p>
              </text:list-item>
              <text:list-item>
                <text:p text:style-name="P17"><text:span text:style-name="T7">Cerrar sesión.</text:span></text:p>
              </text:list-item>
            </text:list>
          </table:table-cell>
          <table:table-cell table:style-name="Table2.C2" office:value-type="string">
            <text:list xml:id="list65044308058334" text:continue-numbering="true" text:style-name="WWNum5">
              <text:list-item>
                <text:p text:style-name="P17"><text:span text:style-name="T7">Inicio.</text:span></text:p>
              </text:list-item>
              <text:list-item>
                <text:p text:style-name="P17"><text:span text:style-name="T7">Registrarse.</text:span></text:p>
              </text:list-item>
              <text:list-item>
                <text:p text:style-name="P17"><text:span text:style-name="T7">Listado de municipios.</text:span></text:p>
              </text:list-item>
              <text:list-item>
                <text:p text:style-name="P17"><text:span text:style-name="T7">Listado de áreas.</text:span></text:p>
              </text:list-item>
              <text:list-item>
                <text:p text:style-name="P17"><text:span text:style-name="T7">Crear reserva.</text:span></text:p>
              </text:list-item>
              <text:list-item>
                <text:p text:style-name="P17"><text:span text:style-name="T7">Confirmación.</text:span></text:p>
              </text:list-item>
              <text:list-item>
                <text:p text:style-name="P17"><text:span text:style-name="T7">Cerrar sesión.</text:span>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Standard"><text:span text:style-name="T7">Ver reservas.</text:span></text:p>
          </table:table-cell>
          <table:table-cell table:style-name="Table2.A2" office:value-type="string">
            <text:list xml:id="list4285947846" text:style-name="WWNum4">
              <text:list-item>
                <text:p text:style-name="P18"><text:span text:style-name="T7">Iniciar sesión.</text:span></text:p>
              </text:list-item>
              <text:list-item>
                <text:p text:style-name="P18"><text:span text:style-name="T7">Ver reservas.</text:span></text:p>
              </text:list-item>
              <text:list-item>
                <text:p text:style-name="P18"><text:span text:style-name="T7">Cerrar sesión.</text:span></text:p>
              </text:list-item>
            </text:list>
          </table:table-cell>
          <table:table-cell table:style-name="Table2.C2" office:value-type="string">
            <text:list xml:id="list65042770959533" text:continue-numbering="true" text:style-name="WWNum4">
              <text:list-item>
                <text:p text:style-name="P18"><text:span text:style-name="T7">Inicio.</text:span></text:p>
              </text:list-item>
              <text:list-item>
                <text:p text:style-name="P18"><text:span text:style-name="T7">Inicio de sesión.</text:span></text:p>
              </text:list-item>
              <text:list-item>
                <text:p text:style-name="P18"><text:span text:style-name="T7">Listado de reservas.</text:span>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Standard"><text:span text:style-name="T7">Ver servicios.</text:span></text:p>
          </table:table-cell>
          <table:table-cell table:style-name="Table2.A2" office:value-type="string">
            <text:list xml:id="list913612120" text:style-name="WWNum2">
              <text:list-item>
                <text:p text:style-name="P19"><text:span text:style-name="T7">Buscar el área.</text:span></text:p>
              </text:list-item>
              <text:list-item>
                <text:p text:style-name="P19"><text:span text:style-name="T7">Buscar el horario.</text:span></text:p>
              </text:list-item>
              <text:list-item>
                <text:p text:style-name="P19"><text:span text:style-name="T7">Ver servicios.</text:span></text:p>
              </text:list-item>
            </text:list>
          </table:table-cell>
          <table:table-cell table:style-name="Table2.C2" office:value-type="string">
            <text:list xml:id="list65044235121729" text:continue-numbering="true" text:style-name="WWNum2">
              <text:list-item>
                <text:p text:style-name="P19"><text:span text:style-name="T7">Inicio.</text:span></text:p>
              </text:list-item>
              <text:list-item>
                <text:p text:style-name="P19"><text:span text:style-name="T7">Listado de municipios.</text:span></text:p>
              </text:list-item>
              <text:list-item>
                <text:p text:style-name="P19"><text:span text:style-name="T7">Listado de áreas.</text:span></text:p>
              </text:list-item>
              <text:list-item>
                <text:p text:style-name="P19"><text:span text:style-name="T7">Listado servicios.</text:span>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Standard"><text:span text:style-name="T7">Crear un servicio.</text:span></text:p>
          </table:table-cell>
          <table:table-cell table:style-name="Table2.A2" office:value-type="string">
            <text:list xml:id="list2445094692" text:style-name="WWNum3">
              <text:list-item>
                <text:p text:style-name="P20"><text:span text:style-name="T7">Iniciar sesión.</text:span></text:p>
              </text:list-item>
              <text:list-item>
                <text:p text:style-name="P20"><text:span text:style-name="T7">Buscar el área.</text:span></text:p>
              </text:list-item>
              <text:list-item>
                <text:p text:style-name="P20"><text:span text:style-name="T7">Crear un servicio.</text:span></text:p>
              </text:list-item>
              <text:list-item>
                <text:p text:style-name="P20"><text:span text:style-name="T7">Cerrar sesión.</text:span></text:p>
              </text:list-item>
            </text:list>
          </table:table-cell>
          <table:table-cell table:style-name="Table2.C2" office:value-type="string">
            <text:list xml:id="list65043699921646" text:continue-numbering="true" text:style-name="WWNum3">
              <text:list-item>
                <text:p text:style-name="P20"><text:span text:style-name="T7">Inicio.</text:span></text:p>
              </text:list-item>
              <text:list-item>
                <text:p text:style-name="P20"><text:span text:style-name="T7">Iniciar sesión.</text:span></text:p>
              </text:list-item>
              <text:list-item>
                <text:p text:style-name="P20"><text:span text:style-name="T7">Listado áreas.</text:span></text:p>
              </text:list-item>
              <text:list-item>
                <text:p text:style-name="P20"><text:span text:style-name="T7">Listado servicios.</text:span></text:p>
              </text:list-item>
              <text:list-item>
                <text:p text:style-name="P20"><text:span text:style-name="T7">Crear servicio.</text:span></text:p>
              </text:list-item>
              <text:list-item>
                <text:p text:style-name="P20"><text:span text:style-name="T7">Cerrar sesión.</text:span></text:p>
              </text:list-item>
            </text:list>
          </table:table-cell>
        </table:table-row>
      </table:table>
      <text:p text:style-name="P22"><text:bookmark text:name="_3znysh7"/><text:span text:style-name="T9">Mediciones</text:span></text:p>
      <text:p text:style-name="P3"><text:span text:style-name="T1">Las mediciones que dan valor a los heurísticos siguen el siguiente patrón</text:span><text:span text:style-name="T4"><text:note text:id="ftn1" text:note-class="footnote"><text:note-citation>1</text:note-citation><text:note-body><text:p text:style-name="P13"><text:span text:style-name="T12"/><text:span text:style-name="T2"><text:tab/> Cuando el heurístico no sea de aplicación se notará con un espacio en blanco, computando como nulo su valor de tal modo que no afecte al promedio</text:span></text:p></text:note-body></text:note></text:span><text:span text:style-name="T1">:</text:span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Standard">Valor</text:p>
          </table:table-cell>
          <table:table-cell table:style-name="Table3.B1" office:value-type="string">
            <text:p text:style-name="Standard">Observaciones</text:p>
          </table:table-cell>
        </table:table-row>
        <table:table-row table:style-name="Table3.1">
          <table:table-cell table:style-name="Table3.A2" office:value-type="string">
            <text:p text:style-name="P7"><text:span text:style-name="T2">1</text:span></text:p>
          </table:table-cell>
          <table:table-cell table:style-name="Table3.B2" office:value-type="string">
            <text:p text:style-name="P5"><text:span text:style-name="T2">Se da la mínima expresión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7"><text:span text:style-name="T2">2</text:span></text:p>
          </table:table-cell>
          <table:table-cell table:style-name="Table3.B2" office:value-type="string">
            <text:p text:style-name="P5"><text:span text:style-name="T2">Se da una expresión baja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7"><text:span text:style-name="T2">3</text:span></text:p>
          </table:table-cell>
          <table:table-cell table:style-name="Table3.B2" office:value-type="string">
            <text:p text:style-name="P5"><text:span text:style-name="T2">Se da una expresión media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7"><text:span text:style-name="T2">4</text:span></text:p>
          </table:table-cell>
          <table:table-cell table:style-name="Table3.B2" office:value-type="string">
            <text:p text:style-name="P5"><text:span text:style-name="T2">Se da una expresión alta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7"><text:span text:style-name="T2">5</text:span></text:p>
          </table:table-cell>
          <table:table-cell table:style-name="Table3.B2" office:value-type="string">
            <text:p text:style-name="P5"><text:span text:style-name="T2">Se da la máxima expresión del heurístico en las páginas evaluadas</text:span></text:p>
          </table:table-cell>
        </table:table-row>
      </table:table>
      <text:p text:style-name="P4"/>
      <text:p text:style-name="P4"/>
      <text:p text:style-name="P22"><text:bookmark text:name="_2et92p0"/><text:span text:style-name="T10">Heurísticos generales</text:span><text:span text:style-name="T12"><text:note text:id="ftn2" text:note-class="footnote"><text:note-citation>2</text:note-citation><text:note-body><text:p text:style-name="P14"><text:span text:style-name="T12"/><text:span text:style-name="T2"><text:tab/> Basados en Guía de Evaluación Heurística de Sitios Web (</text:span><text:a xlink:type="simple" xlink:href="http://www.nosolousabilidad.com/articulos/heuristica.htm" text:style-name="Internet_20_link" text:visited-style-name="Visited_20_Internet_20_Link"><text:span text:style-name="T5">http://www.nosolousabilidad.com/articulos/heuristica.htm</text:span></text:a><text:span text:style-name="T2">) de Yusef Hassan Montero</text:span></text:p></text:note-body></text:note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Generales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Cuáles son los objetivos del sitio web? ¿Son concretos y bien deﬁnidos? <text:s/></text:span></text:p>
            <text:p text:style-name="P5"><text:span text:style-name="T2">¿Los contenidos y servicios que ofrece se corresponden con esos objetivos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Tiene una URL correcta, clara y fácil de recordar? ¿Y las URL de sus páginas internas? ¿Son claras y permanentes?</text:span></text:p>
          </table:table-cell>
          <table:table-cell table:style-name="Table4.B2" office:value-type="string">
            <text:p text:style-name="P5"><text:span text:style-name="T6">4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Muestra de forma precisa y completa qué contenidos o servicios ofrece realmente el sitio web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La estructura general del sitio web está orientada al usuario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El look &amp; feel general se corresponde con los objetivos, características, contenidos y servicios del sitio web?</text:span></text:p>
          </table:table-cell>
          <table:table-cell table:style-name="Table4.B2" office:value-type="string">
            <text:p text:style-name="P5"><text:span text:style-name="T6">4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s coherente el diseño general del sitio web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s reconocible el diseño general del sitio web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l sitio web se actualiza periódicamente? ¿Indica cuándo se actualiza?</text:span></text:p>
          </table:table-cell>
          <table:table-cell table:style-name="Table4.B2" office:value-type="string">
            <text:p text:style-name="P5"><text:span text:style-name="T6">4</text:span></text:p>
          </table:table-cell>
        </table:table-row>
        <table:table-row table:style-name="Table4.1">
          <table:table-cell table:style-name="Table4.A10" office:value-type="string">
            <text:p text:style-name="P8"><text:span text:style-name="T3">TOTAL</text:span></text:p>
          </table:table-cell>
          <table:table-cell table:style-name="Table4.B10" office:value-type="string">
            <text:p text:style-name="P5"><text:span text:style-name="T6">4.6</text:span></text:p>
          </table:table-cell>
        </table:table-row>
        <table:table-row table:style-name="Table4.1">
          <table:table-cell table:style-name="Table4.A1" office:value-type="string">
            <text:p text:style-name="Standard">Identidad e inform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muestra claramente la identidad de la empresa-sitio a través de todas las páginas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El logotipo, ¿es signiﬁcativo, identiﬁcable y suﬁcientemente visible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El eslogan o tagline, ¿expresa realmente qué es la empresa y qué servicios ofrece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ofrece algún enlace con información sobre la empresa, sitio web, 'webmaster',...?</text:span></text:p>
          </table:table-cell>
          <table:table-cell table:style-name="Table4.B2" office:value-type="string">
            <text:p text:style-name="P5"><text:span text:style-name="T6">1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proporciona mecanismos para ponerse en contacto con la empresa?</text:span></text:p>
          </table:table-cell>
          <table:table-cell table:style-name="Table4.B2" office:value-type="string">
            <text:p text:style-name="P5"><text:span text:style-name="T6">1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Se proporciona información sobre la protección de datos de carácter personal de los clientes o los derechos de autor de los contenidos del sitio web?</text:span></text:p>
          </table:table-cell>
          <table:table-cell table:style-name="Table4.B2" office:value-type="string">
            <text:p text:style-name="P5"><text:span text:style-name="T6">1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En artículos, noticias, informes...¿se muestra claramente información sobre el autor, fuentes y fechas de creación y revisión del documento?</text:span></text:p>
          </table:table-cell>
          <table:table-cell table:style-name="Table4.B2" office:value-type="string">
            <text:p text:style-name="P5"><text:span text:style-name="T6">2</text:span></text:p>
          </table:table-cell>
        </table:table-row>
        <table:table-row table:style-name="Table4.1">
          <table:table-cell table:style-name="Table4.A10" office:value-type="string">
            <text:p text:style-name="P8"><text:span text:style-name="T3">TOTAL</text:span></text:p>
          </table:table-cell>
          <table:table-cell table:style-name="Table4.B10" office:value-type="string">
            <text:p text:style-name="P5"><text:span text:style-name="T6">2.9</text:span></text:p>
          </table:table-cell>
        </table:table-row>
        <table:table-row table:style-name="Table4.1">
          <table:table-cell table:style-name="Table4.A1" office:value-type="string">
            <text:p text:style-name="Standard">Lenguaje y redacción</text:p>
          </table:table-cell>
          <table:table-cell table:style-name="Table4.B1" office:value-type="string">
            <text:p text:style-name="Standard">Puntos</text:p>
          </table:table-cell>
        </table:table-row>
        <text:soft-page-break/>
        <table:table-row table:style-name="Table4.1">
          <table:table-cell table:style-name="Table4.A2" office:value-type="string">
            <text:p text:style-name="P5"><text:span text:style-name="T2">¿El sitio web habla el mismo lenguaje que sus usuarios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mplea un lenguaje claro y conciso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s amigable, familiar y cercano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1 párrafo = 1 idea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10" office:value-type="string">
            <text:p text:style-name="P8"><text:span text:style-name="T3">TOTAL</text:span></text:p>
          </table:table-cell>
          <table:table-cell table:style-name="Table4.B10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1" office:value-type="string">
            <text:p text:style-name="Standard">Rotulado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5"><text:span text:style-name="T2">Los rótulos, ¿son signiﬁcativos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Usa rótulos estándar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Usa un único sistema de organización, bien deﬁnido y claro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Utiliza un sistema de rotulado controlado y preciso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El título de las páginas, ¿es correcto? ¿ha sido planiﬁcado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10" office:value-type="string">
            <text:p text:style-name="P8"><text:span text:style-name="T3">TOTAL</text:span></text:p>
          </table:table-cell>
          <table:table-cell table:style-name="Table4.B10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1" office:value-type="string">
            <text:p text:style-name="Standard">Estructura y naveg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5"><text:span text:style-name="T2">La estructura de organización y navegación, ¿es la más adecuada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En el caso de estructura jerárquica, ¿mantiene un equilibrio entre profundidad y anchura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En el caso de ser puramente hipertextual, ¿están todos los nodos comunicados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Los enlaces son fácilmente reconocibles como tales? ¿Su caracterización indica su estado (visitados, activos,...)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En menús de navegación, ¿se ha controlado el número de elementos y de términos por elemento para no producir sobrecarga memorística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s predecible la respuesta del sistema antes de hacer clic sobre el enlace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 controlado que no haya enlaces que no llevan a ningún sitio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ext:soft-page-break/>
        <table:table-row table:style-name="Table4.3">
          <table:table-cell table:style-name="Table4.A2" office:value-type="string">
            <text:p text:style-name="P5"><text:span text:style-name="T2">¿Existen elementos de navegación que orienten al usuario acerca de dónde está y cómo deshacer su navegación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Las imágenes enlace, ¿se reconocen como clicables? ¿incluyen un atributo 'title' describiendo la página de destino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 evitado la redundancia de enlaces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 controlado que no haya páginas "huérfanas"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10" office:value-type="string">
            <text:p text:style-name="P8"><text:span text:style-name="T3">TOTAL</text:span></text:p>
          </table:table-cell>
          <table:table-cell table:style-name="Table4.B10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1" office:value-type="string">
            <text:p text:style-name="Standard">Layout de la págin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Se aprovechan las zonas de alta jerarquía informativa de la página para contenidos de mayor relevancia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 evitado la sobrecarga informativa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s una interfaz limpia, sin ruido visual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Existen zonas en "blanco" entre los objetos informativos de la página para poder descansar la vista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ce un uso correcto del espacio visual de la página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Se utiliza correctamente la jerarquía visual para expresar las relaciones del tipo "parte de" entre los elementos de la página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 controlado la longitud de página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10" office:value-type="string">
            <text:p text:style-name="P8"><text:span text:style-name="T3">TOTAL</text:span></text:p>
          </table:table-cell>
          <table:table-cell table:style-name="Table4.B10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1" office:value-type="string">
            <text:p text:style-name="Standard">Búsqueda (en caso de ser necesaria)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encuentra fácilmente accesible?</text:span></text:p>
          </table:table-cell>
          <table:table-cell table:style-name="Table4.B2" office:value-type="string">
            <text:p text:style-name="P5"><text:span text:style-name="T6">-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s fácilmente reconocible como tal?</text:span></text:p>
          </table:table-cell>
          <table:table-cell table:style-name="Table4.B2" office:value-type="string">
            <text:p text:style-name="P5"><text:span text:style-name="T6">-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Permite la búsqueda avanzada?</text:span></text:p>
          </table:table-cell>
          <table:table-cell table:style-name="Table4.B2" office:value-type="string">
            <text:p text:style-name="P5"><text:span text:style-name="T6">-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Muestra los resultados de la búsqueda de forma comprensible para el usuario?</text:span></text:p>
          </table:table-cell>
          <table:table-cell table:style-name="Table4.B2" office:value-type="string">
            <text:p text:style-name="P5"><text:span text:style-name="T6">-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La caja de texto es lo suﬁcientemente ancha?</text:span></text:p>
          </table:table-cell>
          <table:table-cell table:style-name="Table4.B2" office:value-type="string">
            <text:p text:style-name="P5"><text:span text:style-name="T6">-</text:span></text:p>
          </table:table-cell>
        </table:table-row>
        <text:soft-page-break/>
        <table:table-row table:style-name="Table4.1">
          <table:table-cell table:style-name="Table4.A2" office:value-type="string">
            <text:p text:style-name="P5"><text:span text:style-name="T2">¿Asiste al usuario en caso de no poder ofrecer resultados para una consultada dada?</text:span></text:p>
          </table:table-cell>
          <table:table-cell table:style-name="Table4.B2" office:value-type="string">
            <text:p text:style-name="P5"><text:span text:style-name="T6">-</text:span></text:p>
          </table:table-cell>
        </table:table-row>
        <table:table-row table:style-name="Table4.1">
          <table:table-cell table:style-name="Table4.A10" office:value-type="string">
            <text:p text:style-name="P8"><text:span text:style-name="T3">TOTAL</text:span></text:p>
          </table:table-cell>
          <table:table-cell table:style-name="Table4.B10" office:value-type="string">
            <text:p text:style-name="P5"><text:span text:style-name="T6">-</text:span></text:p>
          </table:table-cell>
        </table:table-row>
        <table:table-row table:style-name="Table4.1">
          <table:table-cell table:style-name="Table4.A1" office:value-type="string">
            <text:p text:style-name="Standard">Elementos multimedi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Las fotografías están bien recortadas? ¿son comprensibles? ¿se ha cuidado su resolución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Las metáforas visuales son reconocibles y comprensibles por cualquier usuario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l uso de imágenes o animaciones proporciona algún tipo de valor añadido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 evitado el uso de animaciones cíclicas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10" office:value-type="string">
            <text:p text:style-name="P8"><text:span text:style-name="T3">TOTAL</text:span></text:p>
          </table:table-cell>
          <table:table-cell table:style-name="Table4.B10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1" office:value-type="string">
            <text:p text:style-name="Standard">Ayud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5"><text:span text:style-name="T2">Si posee una sección de ayuda, ¿Es verdaderamente necesaria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El enlace a la sección de ayuda, ¿está colocado en una zona visible?</text:span></text:p>
          </table:table-cell>
          <table:table-cell table:style-name="Table4.B2" office:value-type="string">
            <text:p text:style-name="P5"><text:span text:style-name="T6">-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ofrece ayuda contextual en tareas complejas?</text:span></text:p>
          </table:table-cell>
          <table:table-cell table:style-name="Table4.B2" office:value-type="string">
            <text:p text:style-name="P5"><text:span text:style-name="T6">-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Si posee FAQs, ¿es correcta tanto la elección como la redacción de las preguntas? ¿y las </text:span></text:p>
            <text:p text:style-name="P5"><text:span text:style-name="T2">respuestas?</text:span></text:p>
          </table:table-cell>
          <table:table-cell table:style-name="Table4.B2" office:value-type="string">
            <text:p text:style-name="P5"><text:span text:style-name="T6">-</text:span></text:p>
          </table:table-cell>
        </table:table-row>
        <table:table-row table:style-name="Table4.1">
          <table:table-cell table:style-name="Table4.A10" office:value-type="string">
            <text:p text:style-name="P8"><text:span text:style-name="T3">TOTAL</text:span></text:p>
          </table:table-cell>
          <table:table-cell table:style-name="Table4.B10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1" office:value-type="string">
            <text:p text:style-name="Standard">Accesibilidad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El tamaño de fuente se ha deﬁnido de forma relativa, o por lo menos, la fuente es lo suﬁcientemente grande como para no diﬁcultar la legibilidad del texto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El tipo de fuente, efectos tipográﬁcos, ancho de línea y alineación empleados facilitan la lectura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xiste un alto contraste entre el color de fuente y el fondo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Incluyen las imágenes atributos 'alt' que describan su contenido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Es compatible el sitio web con los diferentes navegadores? ¿se visualiza correctamente con diferentes resoluciones de pantalla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ext:soft-page-break/>
        <table:table-row table:style-name="Table4.3">
          <table:table-cell table:style-name="Table4.A2" office:value-type="string">
            <text:p text:style-name="P5"><text:span text:style-name="T2">¿Puede el usuario disfrutar de todos los contenidos del sitio web sin necesidad de tener que descargar e instalar plugins adicionales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 controlado el peso de la página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puede imprimir la página sin problemas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10" office:value-type="string">
            <text:p text:style-name="P8"><text:span text:style-name="T3">TOTAL</text:span></text:p>
          </table:table-cell>
          <table:table-cell table:style-name="Table4.B10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1" office:value-type="string">
            <text:p text:style-name="Standard">Control y retroaliment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Tiene el usuario todo el control sobre el interfaz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informa constantemente al usuario acerca de lo que está pasando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informa al usuario de lo que ha pasado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Cuando se produce un error, ¿se informa de forma clara y no alarmista al usuario de lo ocurrido y de cómo solucionar el problema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Posee el usuario libertad para actuar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 controlado el tiempo de respuesta?</text:span></text:p>
          </table:table-cell>
          <table:table-cell table:style-name="Table4.B2" office:value-type="string">
            <text:p text:style-name="P5"><text:span text:style-name="T6">5</text:span></text:p>
          </table:table-cell>
        </table:table-row>
        <table:table-row table:style-name="Table4.1">
          <table:table-cell table:style-name="Table4.A10" office:value-type="string">
            <text:p text:style-name="P8"><text:span text:style-name="T3">TOTAL</text:span></text:p>
          </table:table-cell>
          <table:table-cell table:style-name="Table4.B10" office:value-type="string">
            <text:p text:style-name="P5"><text:span text:style-name="T6">5</text:span></text:p>
          </table:table-cell>
        </table:table-row>
      </table:table>
      <text:p text:style-name="P6"/>
      <text:p text:style-name="Heading_20_2"><text:bookmark text:name="_tyjcwt"/>Conclusiones</text:p>
      <text:p text:style-name="P3"><text:span text:style-name="T1">A modo de conclusiones podemos ver un mapa de los heurísticos controlados en esta evaluación, agrupados por categorías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Standard">Heurísticos</text:p>
          </table:table-cell>
          <table:table-cell table:style-name="Table5.A1" office:value-type="string">
            <text:p text:style-name="Standard">Resultado</text:p>
          </table:table-cell>
          <table:table-cell table:style-name="Table5.C1" office:value-type="string">
            <text:p text:style-name="Standard">Observaciones</text:p>
          </table:table-cell>
        </table:table-row>
        <table:table-row table:style-name="Table5.2">
          <table:table-cell table:style-name="Table5.A2" office:value-type="string">
            <text:p text:style-name="P5"><text:span text:style-name="T2">Generales</text:span></text:p>
          </table:table-cell>
          <table:table-cell table:style-name="Table5.A2" office:value-type="string">
            <text:p text:style-name="P1"><text:span text:style-name="T6">4.6</text:span></text:p>
          </table:table-cell>
          <table:table-cell table:style-name="Table5.C2" office:value-type="string">
            <text:p text:style-name="Standard"><text:span text:style-name="T7">Las URLs son sencillas y fáciles de entender una vez conoces cómo funcionan.</text:span></text:p>
          </table:table-cell>
        </table:table-row>
        <table:table-row table:style-name="Table5.1">
          <table:table-cell table:style-name="Table5.A2" office:value-type="string">
            <text:p text:style-name="P5"><text:span text:style-name="T2">Identidad e información</text:span></text:p>
          </table:table-cell>
          <table:table-cell table:style-name="Table5.A2" office:value-type="string">
            <text:p text:style-name="P1"><text:span text:style-name="T6">2.9</text:span></text:p>
          </table:table-cell>
          <table:table-cell table:style-name="Table5.C2" office:value-type="string">
            <text:p text:style-name="P5"><text:span text:style-name="T7">No mostramos información sobre la empresa (aunque tampoco existe).</text:span></text:p>
          </table:table-cell>
        </table:table-row>
        <table:table-row table:style-name="Table5.1">
          <table:table-cell table:style-name="Table5.A2" office:value-type="string">
            <text:p text:style-name="P5"><text:span text:style-name="T2">Lenguaje y redacción</text:span></text:p>
          </table:table-cell>
          <table:table-cell table:style-name="Table5.A2" office:value-type="string">
            <text:p text:style-name="P7"><text:span text:style-name="T6">5</text:span></text:p>
          </table:table-cell>
          <table:table-cell table:style-name="Table5.C2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5"><text:span text:style-name="T2">Rotulado</text:span></text:p>
          </table:table-cell>
          <table:table-cell table:style-name="Table5.A2" office:value-type="string">
            <text:p text:style-name="P7"><text:span text:style-name="T6">5</text:span></text:p>
          </table:table-cell>
          <table:table-cell table:style-name="Table5.C2" office:value-type="string">
            <text:p text:style-name="P10"/>
          </table:table-cell>
        </table:table-row>
        <table:table-row table:style-name="Table5.1">
          <table:table-cell table:style-name="Table5.A2" office:value-type="string">
            <text:p text:style-name="P5"><text:span text:style-name="T2">Estructura y navegación</text:span></text:p>
          </table:table-cell>
          <table:table-cell table:style-name="Table5.A2" office:value-type="string">
            <text:p text:style-name="P7"><text:span text:style-name="T6">5</text:span></text:p>
          </table:table-cell>
          <table:table-cell table:style-name="Table5.C2" office:value-type="string">
            <text:p text:style-name="P5"><text:span text:style-name="T7">Puesto que no soy un experto, considero que tal vez haya alguna forma de hacerlo mejor, pero, ahora mismo, no la conozco (sino, habríamos tratado de hacerlo de esta forma).</text:span></text:p>
          </table:table-cell>
        </table:table-row>
        <table:table-row table:style-name="Table5.1">
          <table:table-cell table:style-name="Table5.A2" office:value-type="string">
            <text:p text:style-name="P5"><text:span text:style-name="T2">Layout de la página</text:span></text:p>
          </table:table-cell>
          <table:table-cell table:style-name="Table5.A2" office:value-type="string">
            <text:p text:style-name="P7"><text:span text:style-name="T6">5</text:span></text:p>
          </table:table-cell>
          <table:table-cell table:style-name="Table5.C2" office:value-type="string">
            <text:p text:style-name="P10"/>
          </table:table-cell>
        </table:table-row>
        <table:table-row table:style-name="Table5.2">
          <table:table-cell table:style-name="Table5.A2" office:value-type="string">
            <text:p text:style-name="P5"><text:span text:style-name="T2">Búsqueda (en caso de ser necesaria)</text:span></text:p>
          </table:table-cell>
          <table:table-cell table:style-name="Table5.A2" office:value-type="string">
            <text:p text:style-name="P7"><text:span text:style-name="T6">-</text:span></text:p>
          </table:table-cell>
          <table:table-cell table:style-name="Table5.C2" office:value-type="string">
            <text:p text:style-name="P10"/>
          </table:table-cell>
        </table:table-row>
        <table:table-row table:style-name="Table5.1">
          <table:table-cell table:style-name="Table5.A2" office:value-type="string">
            <text:p text:style-name="P5"><text:span text:style-name="T2">Elementos multimedia</text:span></text:p>
          </table:table-cell>
          <table:table-cell table:style-name="Table5.A2" office:value-type="string">
            <text:p text:style-name="P7"><text:span text:style-name="T6">5</text:span></text:p>
          </table:table-cell>
          <table:table-cell table:style-name="Table5.C2" office:value-type="string">
            <text:p text:style-name="P10"/>
          </table:table-cell>
        </table:table-row>
        <table:table-row table:style-name="Table5.1">
          <table:table-cell table:style-name="Table5.A2" office:value-type="string">
            <text:p text:style-name="P5"><text:span text:style-name="T2">Ayuda</text:span></text:p>
          </table:table-cell>
          <table:table-cell table:style-name="Table5.A2" office:value-type="string">
            <text:p text:style-name="P7"><text:span text:style-name="T6">5</text:span></text:p>
          </table:table-cell>
          <table:table-cell table:style-name="Table5.C2" office:value-type="string">
            <text:p text:style-name="Standard"><text:span text:style-name="T7">No tenemos sección de ayuda: indicamos en las páginas para los usuarios no expertos la ayuda, bloqueamos las acciones inadecuadas y explicamos en el mensaje de error cómo realizar la acción correctamente.</text:span></text:p>
          </table:table-cell>
        </table:table-row>
        <table:table-row table:style-name="Table5.1">
          <table:table-cell table:style-name="Table5.A2" office:value-type="string">
            <text:p text:style-name="P5"><text:span text:style-name="T2">Accesibilidad</text:span></text:p>
          </table:table-cell>
          <table:table-cell table:style-name="Table5.A2" office:value-type="string">
            <text:p text:style-name="P7"><text:span text:style-name="T6">5</text:span></text:p>
          </table:table-cell>
          <table:table-cell table:style-name="Table5.C2" office:value-type="string">
            <text:p text:style-name="P2"/>
          </table:table-cell>
        </table:table-row>
        <table:table-row table:style-name="Table5.2">
          <table:table-cell table:style-name="Table5.A2" office:value-type="string">
            <text:p text:style-name="P5"><text:span text:style-name="T2">Control y retroalimentación</text:span></text:p>
          </table:table-cell>
          <table:table-cell table:style-name="Table5.A2" office:value-type="string">
            <text:p text:style-name="P7"><text:span text:style-name="T6">5</text:span></text:p>
          </table:table-cell>
          <table:table-cell table:style-name="Table5.C2" office:value-type="string"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Heading_20_2"><text:bookmark text:name="_3dy6vkm"/>Propuestas de solución</text:p>
      <text:p text:style-name="P3"><text:span text:style-name="T1">A continuación se muestran las propuestas de solución para mejorar la usabilidad de la aplicación, siguiendo los resultados obtenidos de la evaluación heurística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#</text:p>
          </table:table-cell>
          <table:table-cell table:style-name="Table6.B1" office:value-type="string">
            <text:p text:style-name="Standard">Propuesta de solución</text:p>
          </table:table-cell>
        </table:table-row>
        <table:table-row table:style-name="Table6.1">
          <table:table-cell table:style-name="Table6.A2" office:value-type="string">
            <text:p text:style-name="P7"><text:span text:style-name="T8">1</text:span></text:p>
          </table:table-cell>
          <table:table-cell table:style-name="Table6.B2" office:value-type="string">
            <text:p text:style-name="Standard"><text:span text:style-name="T7">-</text:span></text:p>
          </table:table-cell>
        </table:table-row>
        <table:table-row table:style-name="Table6.1">
          <table:table-cell table:style-name="Table6.A2" office:value-type="string">
            <text:p text:style-name="P7"><text:span text:style-name="T8">2</text:span></text:p>
          </table:table-cell>
          <table:table-cell table:style-name="Table6.B2" office:value-type="string">
            <text:p text:style-name="Standard"><text:span text:style-name="T7">Añadir una sección de información de los desarrolladores de la web.</text:span></text:p>
          </table:table-cell>
        </table:table-row>
        <table:table-row table:style-name="Table6.4">
          <table:table-cell table:style-name="Table6.A2" office:value-type="string">
            <text:p text:style-name="P7"><text:span text:style-name="T8">3</text:span></text:p>
          </table:table-cell>
          <table:table-cell table:style-name="Table6.B2" office:value-type="string">
            <text:p text:style-name="Standard"><text:span text:style-name="T7">-</text:span></text:p>
          </table:table-cell>
        </table:table-row>
        <table:table-row table:style-name="Table6.4">
          <table:table-cell table:style-name="Table6.A2" office:value-type="string">
            <text:p text:style-name="P7"><text:span text:style-name="T8">4</text:span></text:p>
          </table:table-cell>
          <table:table-cell table:style-name="Table6.B2" office:value-type="string">
            <text:p text:style-name="Standard"><text:span text:style-name="T7">Añadir una sección de FAQ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Helvetica Neue" fo:font-family="'Helvetica Neue'" style:font-family-generic="roman" style:font-pitch="variable" fo:font-size="28pt" fo:font-style="normal" style:text-underline-style="none" fo:font-weight="bold" style:font-name-asian="Helvetica Neue1" style:font-family-asian="'Helvetica Neue'" style:font-family-generic-asian="system" style:font-pitch-asian="variable" style:font-size-asian="28pt" style:font-style-asian="normal" style:font-weight-asian="bold" style:font-name-complex="Helvetica Neue1" style:font-family-complex="'Helvetica Neue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Helvetica Neue" fo:font-family="'Helvetica Neue'" style:font-family-generic="roman" style:font-pitch="variable" fo:font-size="12pt" fo:font-style="normal" style:text-underline-style="none" fo:font-weight="bold" style:font-name-asian="Helvetica Neue1" style:font-family-asian="'Helvetica Neue'" style:font-family-generic-asian="system" style:font-pitch-asian="variable" style:font-size-asian="12pt" style:font-style-asian="normal" style:font-weight-asian="bold" style:font-name-complex="Helvetica Neue1" style:font-family-complex="'Helvetica Neue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47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0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53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80808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page-layout style:name="Mpm1">
      <style:page-layout-properties fo:page-width="8.2681in" fo:page-height="11.6929in" style:num-format="1" style:print-orientation="portrait" fo:margin-top="0.4925in" fo:margin-bottom="0.5902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2"/>
      </style:footer>
      <style:footer-left>
        <text:p text:style-name="MP2"/>
      </style:footer-left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8" meta:paragraph-count="317" meta:word-count="1483" meta:character-count="8706" meta:non-whitespace-character-count="7585"/>
    <meta:generator>LibreOfficeDev/6.0.5.2$Linux_X86_64 LibreOffice_project/</meta:generator>
  </office:meta>
</office:document-meta>
</file>